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2.845cm" fo:padding-top="0.025cm" fo:padding-bottom="0.025cm" fo:padding-left="0.15cm" fo:padding-right="0.15cm"/>
    </style:style>
    <style:style style:name="gr2" style:family="graphic" style:parent-style-name="standard">
      <style:graphic-properties draw:stroke="none" svg:stroke-color="#000000" draw:fill="none" draw:fill-color="#ffffff" fo:min-height="1.771cm"/>
    </style:style>
    <style:style style:name="gr3" style:family="graphic" style:parent-style-name="standard">
      <style:graphic-properties draw:stroke="none" draw:fill="none" fo:min-height="1.381cm"/>
    </style:style>
    <style:style style:name="gr4" style:family="graphic" style:parent-style-name="standard">
      <style:graphic-properties draw:stroke="none" draw:fill="none" fo:min-height="0.561cm"/>
    </style:style>
    <style:style style:name="gr5" style:family="graphic" style:parent-style-name="standard">
      <style:graphic-properties draw:stroke="none" draw:fill="none" fo:min-height="1.119cm"/>
    </style:style>
    <style:style style:name="gr6" style:family="graphic" style:parent-style-name="standard">
      <style:graphic-properties draw:stroke="none" svg:stroke-color="#000000" draw:fill="none" draw:fill-color="#ffffff" fo:min-height="0.948cm"/>
    </style:style>
    <style:style style:name="gr7" style:family="graphic" style:parent-style-name="standard" style:list-style-name="L2">
      <style:graphic-properties draw:stroke="none" draw:fill="none" fo:min-height="3.914cm"/>
    </style:style>
    <style:style style:name="gr8" style:family="graphic" style:parent-style-name="standard" style:list-style-name="L2">
      <style:graphic-properties draw:stroke="none" draw:fill="none" fo:min-height="3.355cm"/>
    </style:style>
    <style:style style:name="gr9" style:family="graphic" style:parent-style-name="standard">
      <style:graphic-properties draw:stroke="none" draw:fill="none" fo:min-height="1.77cm"/>
    </style:style>
    <style:style style:name="gr10" style:family="graphic" style:parent-style-name="standard">
      <style:graphic-properties draw:stroke="none" draw:fill="none" fo:min-height="1.678cm"/>
    </style:style>
    <style:style style:name="gr11" style:family="graphic" style:parent-style-name="standard">
      <style:graphic-properties draw:stroke="none" draw:fill="none" fo:min-height="2.85cm"/>
    </style:style>
    <style:style style:name="gr12" style:family="graphic" style:parent-style-name="mindmap">
      <style:graphic-properties fo:min-height="2.796cm"/>
    </style:style>
    <style:style style:name="gr13" style:family="graphic" style:parent-style-name="standard">
      <style:graphic-properties draw:stroke="none" draw:fill="none" fo:min-height="2.237cm"/>
    </style:style>
    <style:style style:name="gr14" style:family="graphic" style:parent-style-name="mindmap">
      <style:graphic-properties fo:min-height="0.561cm"/>
    </style:style>
    <style:style style:name="gr15" style:family="graphic" style:parent-style-name="mindmap">
      <style:graphic-properties fo:min-height="1.119cm"/>
    </style:style>
    <style:style style:name="gr16" style:family="graphic" style:parent-style-name="standard">
      <style:graphic-properties draw:stroke="none" svg:stroke-color="#000000" draw:fill="none" draw:fill-color="#ffffff" fo:min-height="0.713cm"/>
    </style:style>
    <style:style style:name="gr17" style:family="graphic" style:parent-style-name="mindmap">
      <style:graphic-properties draw:auto-grow-height="true" draw:auto-grow-width="false" fo:min-height="1.678cm" fo:min-width="0cm"/>
    </style:style>
    <style:style style:name="gr18" style:family="graphic" style:parent-style-name="mindmap">
      <style:graphic-properties draw:auto-grow-height="true" draw:auto-grow-width="false" fo:min-height="3.955cm" fo:min-width="0cm"/>
    </style:style>
    <style:style style:name="gr19" style:family="graphic" style:parent-style-name="mindmap">
      <style:graphic-properties fo:min-height="1.678cm"/>
    </style:style>
    <style:style style:name="gr20" style:family="graphic" style:parent-style-name="mindmap">
      <style:graphic-properties fo:min-height="2.237cm"/>
    </style:style>
    <style:style style:name="gr2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P5" style:family="paragraph">
      <style:paragraph-properties fo:text-align="center" style:text-autospace="none" style:line-break="normal" style:writing-mode="page"/>
      <style:text-properties fo:color="#0084d1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 style:text-autospace="none" style:line-break="normal" style:writing-mode="page"/>
      <style:text-properties fo:color="#0084d1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fo:color="#c5000b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 style:text-autospace="none" style:line-break="normal" style:writing-mode="page"/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text-properties fo:color="#ff950e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 style:text-autospace="none" style:line-break="normal" style:writing-mode="page"/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text-align="center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hyphenate="false"/>
    </style:style>
    <style:style style:name="P13" style:family="paragraph">
      <style:paragraph-properties fo:text-align="start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text-align="center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bold" style:font-family-complex="Ari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style:text-properties fo:color="#4b1f6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 style:text-autospace="none" style:line-break="normal" style:writing-mode="page"/>
      <style:text-properties fo:color="#4b1f6f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text-properties fo:color="#4b1f6f"/>
    </style:style>
    <style:style style:name="P18" style:family="paragraph">
      <style:paragraph-properties fo:text-align="center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text-properties fo:color="#0084d1"/>
    </style:style>
    <style:style style:name="P20" style:family="paragraph">
      <style:text-properties fo:color="#ff950e"/>
    </style:style>
    <style:style style:name="P21" style:family="paragraph">
      <style:paragraph-properties fo:text-align="start"/>
      <style:text-properties fo:color="#0084d1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84d1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4d1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bold" style:font-family-complex="Ari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4b1f6f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4b1f6f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b1f6f"/>
    </style:style>
    <style:style style:name="T15" style:family="text">
      <style:text-properties fo:color="#0084d1"/>
    </style:style>
    <style:style style:name="T16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6cm" svg:height="2.895cm" svg:x="16.447cm" svg:y="11.728cm">
          <draw:text-box>
            <text:p text:style-name="P1"><text:span text:style-name="T1">Éléments du jeu</text:span></text:p>
          </draw:text-box>
        </draw:frame>
        <draw:frame draw:style-name="gr2" draw:text-style-name="P3" draw:layer="layout" svg:width="3.1cm" svg:height="2.021cm" svg:x="14.147cm" svg:y="10.628cm">
          <draw:text-box>
            <text:p><text:span text:style-name="T2">joueur</text:span></text:p>
          </draw:text-box>
        </draw:frame>
        <draw:frame draw:style-name="gr3" draw:text-style-name="P5" draw:layer="layout" svg:width="6.827cm" svg:height="1.631cm" svg:x="9.647cm" svg:y="9.928cm">
          <draw:text-box>
            <text:p text:style-name="P4"><text:span text:style-name="T3">Colonie de bactéries pathogènes</text:span></text:p>
          </draw:text-box>
        </draw:frame>
        <draw:frame draw:style-name="gr4" draw:text-style-name="P6" draw:layer="layout" svg:width="6.12cm" svg:height="0.811cm" svg:x="13.247cm" svg:y="9.317cm">
          <draw:text-box>
            <text:p text:style-name="P4"><text:span text:style-name="T4">accidentelle, origine : nature</text:span></text:p>
          </draw:text-box>
        </draw:frame>
        <draw:frame draw:style-name="gr2" draw:text-style-name="P7" draw:layer="layout" svg:width="3.1cm" svg:height="2.021cm" svg:x="14.147cm" svg:y="14.529cm">
          <draw:text-box>
            <text:p><text:span text:style-name="T5">milieu</text:span></text:p>
          </draw:text-box>
        </draw:frame>
        <draw:frame draw:style-name="gr5" draw:text-style-name="P8" draw:layer="layout" svg:width="5.656cm" svg:height="1.369cm" svg:x="9.947cm" svg:y="15.117cm">
          <draw:text-box>
            <text:p text:style-name="P4"><text:span text:style-name="T6">Poumons</text:span></text:p>
            <text:p text:style-name="P4"><text:span text:style-name="T6"/></text:p>
          </draw:text-box>
        </draw:frame>
        <draw:frame draw:style-name="gr6" draw:text-style-name="P9" draw:layer="layout" svg:width="4.6cm" svg:height="1.198cm" svg:x="23.547cm" svg:y="14.53cm">
          <draw:text-box>
            <text:p><text:span text:style-name="T7">opposants</text:span></text:p>
          </draw:text-box>
        </draw:frame>
        <draw:frame draw:style-name="gr4" draw:text-style-name="P10" draw:layer="layout" svg:width="3.122cm" svg:height="0.811cm" svg:x="7.825cm" svg:y="15.428cm">
          <draw:text-box>
            <text:p text:style-name="P4"><text:span text:style-name="T8">ramifications</text:span></text:p>
          </draw:text-box>
        </draw:frame>
        <draw:frame draw:style-name="gr3" draw:text-style-name="P11" draw:layer="layout" svg:width="3.4cm" svg:height="1.631cm" svg:x="19.547cm" svg:y="16.028cm">
          <draw:text-box>
            <text:p text:style-name="P4"><text:span text:style-name="T9">phagocytes</text:span></text:p>
          </draw:text-box>
        </draw:frame>
        <draw:frame draw:style-name="gr7" draw:text-style-name="P13" draw:layer="layout" svg:width="5.203cm" svg:height="4.164cm" svg:x="19.447cm" svg:y="16.682cm">
          <draw:text-box>
            <text:list text:style-name="L2">
              <text:list-item>
                <text:p text:style-name="P12"><text:span text:style-name="T10">Nombreux</text:span></text:p>
              </text:list-item>
              <text:list-item>
                <text:p text:style-name="P12"><text:span text:style-name="T10">Présents dès le début</text:span></text:p>
              </text:list-item>
              <text:list-item>
                <text:p text:style-name="P12"><text:span text:style-name="T10">Peu efficaces</text:span></text:p>
              </text:list-item>
              <text:list-item>
                <text:p text:style-name="P12"><text:span text:style-name="T10">Ennemi standard</text:span></text:p>
              </text:list-item>
              <text:list-item>
                <text:p text:style-name="P12"><text:span text:style-name="T10">« ingèrent » les bactéries</text:span></text:p>
              </text:list-item>
            </text:list>
          </draw:text-box>
        </draw:frame>
        <draw:frame draw:style-name="gr5" draw:text-style-name="P14" draw:layer="layout" svg:width="3.998cm" svg:height="1.369cm" svg:x="25.148cm" svg:y="16.028cm">
          <draw:text-box>
            <text:p text:style-name="P4"><text:span text:style-name="T11">Anti-corps</text:span></text:p>
          </draw:text-box>
        </draw:frame>
        <draw:frame draw:style-name="gr8" draw:text-style-name="P13" draw:layer="layout" svg:width="5.203cm" svg:height="3.605cm" svg:x="25.147cm" svg:y="16.593cm">
          <draw:text-box>
            <text:list text:style-name="L2">
              <text:list-item>
                <text:p text:style-name="P12"><text:span text:style-name="T10">Deuxième vague</text:span></text:p>
              </text:list-item>
              <text:list-item>
                <text:p text:style-name="P12"><text:span text:style-name="T10">Spécifiques</text:span></text:p>
              </text:list-item>
              <text:list-item>
                <text:p text:style-name="P12"><text:span text:style-name="T10">Efficaces</text:span></text:p>
              </text:list-item>
              <text:list-item>
                <text:p text:style-name="P12"><text:span text:style-name="T10">Rôle de décrocheur de bactéries de la paroi</text:span></text:p>
              </text:list-item>
            </text:list>
          </draw:text-box>
        </draw:frame>
        <draw:frame draw:style-name="gr9" draw:text-style-name="P11" draw:layer="layout" svg:width="4.2cm" svg:height="2.02cm" svg:x="26.147cm" svg:y="13.628cm">
          <draw:text-box>
            <text:p text:style-name="P4"><text:span text:style-name="T9">antibiotiques</text:span></text:p>
          </draw:text-box>
        </draw:frame>
        <draw:frame draw:style-name="gr10" draw:text-style-name="P10" draw:layer="layout" svg:width="4.5cm" svg:height="1.928cm" svg:x="10.747cm" svg:y="16.028cm">
          <draw:text-box>
            <text:p text:style-name="P4"><text:span text:style-name="T8">de l'alvéole à la trachée (ensuite c'est la sortie (fin))</text:span></text:p>
          </draw:text-box>
        </draw:frame>
        <draw:frame draw:style-name="gr11" draw:text-style-name="P6" draw:layer="layout" svg:width="6.547cm" svg:height="3.1cm" svg:x="6.3cm" svg:y="4.8cm">
          <draw:text-box>
            <text:p text:style-name="P4"><text:span text:style-name="T4">Émission de toxines (affaiblissement de l'organisme, baisse de la production d'anti-corps et de phagocytes)</text:span></text:p>
          </draw:text-box>
        </draw:frame>
        <draw:frame draw:style-name="gr2" draw:text-style-name="P15" draw:layer="layout" svg:width="3.1cm" svg:height="2.021cm" svg:x="24.047cm" svg:y="10.428cm">
          <draw:text-box>
            <text:p><text:span text:style-name="T12">PNJ</text:span></text:p>
          </draw:text-box>
        </draw:frame>
        <draw:frame draw:style-name="gr3" draw:text-style-name="P16" draw:layer="layout" svg:width="4.2cm" svg:height="1.631cm" svg:x="25.1cm" svg:y="9.7cm">
          <draw:text-box>
            <text:p text:style-name="P4"><text:span text:style-name="T13">Autres colonies de bactéries</text:span></text:p>
          </draw:text-box>
        </draw:frame>
        <draw:frame draw:style-name="gr12" draw:text-style-name="P17" draw:layer="layout" svg:width="5.2cm" svg:height="3.046cm" svg:x="27.5cm" svg:y="8.454cm">
          <draw:text-box>
            <text:p><text:span text:style-name="T14">La conjugaison : échanger des fraction d'ADN</text:span></text:p>
          </draw:text-box>
        </draw:frame>
        <draw:frame draw:style-name="gr13" draw:text-style-name="P18" draw:layer="layout" svg:width="5.7cm" svg:height="2.487cm" svg:x="26.347cm" svg:y="11.941cm">
          <draw:text-box>
            <text:p text:style-name="P4"><text:span text:style-name="T10">Arrivent par vagues et diminuent la colonie</text:span></text:p>
          </draw:text-box>
        </draw:frame>
        <draw:frame draw:style-name="gr14" draw:text-style-name="P17" draw:layer="layout" svg:width="5.7cm" svg:height="0.811cm" svg:x="21.82cm" svg:y="8.461cm">
          <draw:text-box>
            <text:p><text:span text:style-name="T14">Marché avec les bactéries</text:span></text:p>
          </draw:text-box>
        </draw:frame>
        <draw:frame draw:style-name="gr15" draw:text-style-name="P19" draw:layer="layout" svg:width="5.6cm" svg:height="1.369cm" svg:x="13.047cm" svg:y="8.128cm">
          <draw:text-box>
            <text:p><text:span text:style-name="T15">Forme au choix (ronde, bâtonnets, hélicoïdale)</text:span></text:p>
          </draw:text-box>
        </draw:frame>
        <draw:frame draw:style-name="gr16" draw:layer="layout" svg:width="0.001cm" svg:height="1.204cm" svg:x="16.847cm" svg:y="17.228cm">
          <draw:text-box>
            <text:p/>
          </draw:text-box>
        </draw:frame>
        <draw:frame draw:style-name="gr17" draw:text-style-name="P20" draw:layer="layout" svg:width="4.2cm" svg:height="1.928cm" svg:x="31.147cm" svg:y="12.328cm">
          <draw:text-box>
            <text:p><text:span text:style-name="T16">Touchent une partie des bactéries</text:span></text:p>
          </draw:text-box>
        </draw:frame>
        <draw:frame draw:style-name="gr18" draw:text-style-name="P20" draw:layer="layout" svg:width="6.3cm" svg:height="4.205cm" svg:x="29.247cm" svg:y="14.128cm">
          <draw:text-box>
            <text:p><text:span text:style-name="T16">Annihilent la production de membrane plasmique (mort)</text:span></text:p>
            <text:p><text:span text:style-name="T16">Ralentissent ou stoppent la production d'énergie</text:span></text:p>
            <text:p><text:span text:style-name="T16">Bloquent la mitose</text:span></text:p>
          </draw:text-box>
        </draw:frame>
        <draw:frame draw:style-name="mindmap" draw:text-style-name="P19" draw:layer="layout" svg:width="4cm" svg:height="1.369cm" svg:x="6.8cm" svg:y="8.1cm">
          <draw:text-box>
            <text:p text:style-name="P19"><text:span text:style-name="T15">Fixées à une cellule de la paroi</text:span></text:p>
          </draw:text-box>
        </draw:frame>
        <draw:frame draw:style-name="gr19" draw:text-style-name="P19" draw:layer="layout" svg:width="3.6cm" svg:height="3.046cm" svg:x="7cm" svg:y="9.254cm">
          <draw:text-box>
            <text:p text:style-name="P19"><text:span text:style-name="T15">Ou en déplacement contrôlé par le joueur dans l'organisme</text:span></text:p>
          </draw:text-box>
        </draw:frame>
        <draw:frame draw:style-name="gr20" draw:text-style-name="P21" draw:layer="layout" svg:width="6.1cm" svg:height="2.487cm" svg:x="1.6cm" svg:y="11.313cm">
          <draw:text-box>
            <text:list text:style-name="L1">
              <text:list-item>
                <text:p text:style-name="P21"><text:span text:style-name="T15">Recherche de PNJ </text:span></text:p>
              </text:list-item>
              <text:list-item>
                <text:p text:style-name="P21"><text:span text:style-name="T15">Acquisition de résistances</text:span></text:p>
              </text:list-item>
              <text:list-item>
                <text:p text:style-name="P21"><text:span text:style-name="T15">mitose</text:span></text:p>
              </text:list-item>
            </text:list>
          </draw:text-box>
        </draw:frame>
        <draw:line draw:style-name="gr21" draw:text-style-name="P1" draw:layer="layout" svg:x1="6.2cm" svg:y1="11.4cm" svg:x2="7.3cm" svg:y2="10.6cm">
          <text:p/>
        </draw:line>
        <draw:line draw:style-name="gr21" draw:text-style-name="P1" draw:layer="layout" svg:x1="10.4cm" svg:y1="8.8cm" svg:x2="10.4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ndmap" style:family="graphic" style:parent-style-name="standard">
      <style:graphic-properties draw:stroke="none" draw:fill="none" fo:min-height="0.561cm"/>
      <style:paragraph-properties fo:text-align="center" style:text-autospace="none" style:line-break="normal" style:writing-mode="page"/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lène Godard-Cadillac</meta:initial-creator>
    <meta:creation-date>2018-04-16T16:01:46.26</meta:creation-date>
    <dc:date>2018-04-16T22:46:57.90</dc:date>
    <dc:creator>Silène Godard-Cadillac</dc:creator>
    <meta:editing-duration>PT5H42M47S</meta:editing-duration>
    <meta:editing-cycles>4</meta:editing-cycles>
    <meta:generator>OpenOffice/4.1.5$Win32 OpenOffice.org_project/415m1$Build-9789</meta:generator>
    <meta:document-statistic meta:object-count="29"/>
  </office:meta>
</office:document-meta>
</file>